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438cm" fo:padding-top="0cm" fo:padding-bottom="0cm" fo:padding-left="0cm" fo:padding-right="0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line-through-type="none" style:font-name="Wingdings" fo:font-size="10pt" fo:font-style="normal" fo:text-shadow="none" style:text-underline-style="none" fo:font-weight="normal" style:letter-kerning="true" style:font-name-asian="Wingdings" style:font-size-asian="10pt" style:font-style-asian="normal" style:font-weight-asian="normal" style:font-name-complex="Wingdings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332cm" svg:height="0.438cm" svg:x="10.206cm" svg:y="15.054cm">
            <draw:text-box>
              <text:p text:style-name="P1"><text:span text:style-name="T1"></text:span></text:p>
            </draw:text-box>
          </draw:frame>
          <draw:line draw:style-name="gr2" draw:text-style-name="P3" draw:layer="layout" svg:x1="11.455cm" svg:y1="15.918cm" svg:x2="11.455cm" svg:y2="15.481cm">
            <text:p/>
          </draw:line>
          <draw:line draw:style-name="gr2" draw:text-style-name="P3" draw:layer="layout" svg:x1="10.144cm" svg:y1="14.606cm" svg:x2="10.58cm" svg:y2="14.606cm">
            <text:p/>
          </draw:line>
          <draw:line draw:style-name="gr2" draw:text-style-name="P3" draw:layer="layout" svg:x1="11.014cm" svg:y1="15.912cm" svg:x2="11.015cm" svg:y2="15.04cm">
            <text:p/>
          </draw:line>
          <draw:line draw:style-name="gr2" draw:text-style-name="P3" draw:layer="layout" svg:x1="10.148cm" svg:y1="15.04cm" svg:x2="11.014cm" svg:y2="15.04cm">
            <text:p/>
          </draw:line>
          <draw:line draw:style-name="gr2" draw:text-style-name="P3" draw:layer="layout" svg:x1="10.148cm" svg:y1="15.482cm" svg:x2="11.452cm" svg:y2="15.481cm">
            <text:p/>
          </draw:line>
          <draw:line draw:style-name="gr2" draw:text-style-name="P3" draw:layer="layout" svg:x1="10.146cm" svg:y1="15.487cm" svg:x2="10.147cm" svg:y2="14.17cm">
            <text:p/>
          </draw:line>
          <draw:line draw:style-name="gr2" draw:text-style-name="P3" draw:layer="layout" svg:x1="10.579cm" svg:y1="15.92cm" svg:x2="10.58cm" svg:y2="14.17cm">
            <text:p/>
          </draw:line>
          <draw:line draw:style-name="gr2" draw:text-style-name="P3" draw:layer="layout" svg:x1="10.147cm" svg:y1="14.17cm" svg:x2="10.583cm" svg:y2="14.17cm">
            <text:p/>
          </draw:line>
          <draw:line draw:style-name="gr2" draw:text-style-name="P3" draw:layer="layout" svg:x1="10.58cm" svg:y1="15.913cm" svg:x2="11.454cm" svg:y2="15.91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8T11:54:24.383416875</meta:creation-date>
    <dc:date>2018-05-18T11:54:42.424947667</dc:date>
    <meta:editing-duration>PT18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